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5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6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19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style:language-asian="nl" style:country-asian="NL"/>
    </style:style>
    <style:style style:name="T125" style:family="text">
      <style:text-properties officeooo:rsid="01f5e6f6" style:language-asian="nl" style:country-asian="NL"/>
    </style:style>
    <style:style style:name="T126" style:family="text">
      <style:text-properties officeooo:rsid="014ea810" style:language-asian="nl" style:country-asian="NL"/>
    </style:style>
    <style:style style:name="T127" style:family="text">
      <style:text-properties officeooo:rsid="014ea810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2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3" style:family="text">
      <style:text-properties officeooo:rsid="0119bd75"/>
    </style:style>
    <style:style style:name="T144" style:family="text">
      <style:text-properties style:font-name="Liberation Sans" fo:font-size="12pt" fo:language="en" fo:country="GB" style:font-size-asian="12pt" style:font-size-complex="12pt"/>
    </style:style>
    <style:style style:name="T145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46" style:family="text">
      <style:text-properties style:font-name="Liberation Sans" fo:language="en" fo:country="GB"/>
    </style:style>
    <style:style style:name="T147" style:family="text">
      <style:text-properties style:font-name="Liberation Sans" fo:language="en" fo:country="GB" officeooo:rsid="01f61662"/>
    </style:style>
    <style:style style:name="T148" style:family="text">
      <style:text-properties officeooo:rsid="01e96954"/>
    </style:style>
    <style:style style:name="T149" style:family="text">
      <style:text-properties officeooo:rsid="020686f0"/>
    </style:style>
    <style:style style:name="T150" style:family="text">
      <style:text-properties officeooo:rsid="02143b9a"/>
    </style:style>
    <style:style style:name="T151" style:family="text">
      <style:text-properties officeooo:rsid="0faa7573"/>
    </style:style>
    <style:style style:name="T152" style:family="text">
      <style:text-properties fo:font-size="10pt" style:font-size-asian="10pt" style:font-size-complex="10pt"/>
    </style:style>
    <style:style style:name="T153" style:family="text">
      <style:text-properties fo:font-size="10pt" officeooo:rsid="02182436" style:font-size-asian="10pt" style:font-size-complex="10pt"/>
    </style:style>
    <style:style style:name="T1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0">Linux (</text:span>Ubuntu or Debian<text:span text:style-name="T150">)</text:span>.</text:p>
      <text:p text:style-name="P19"><text:span text:style-name="Strong_20_Emphasis"><text:span text:style-name="T71"/></text:span></text:p>
      <text:p text:style-name="P19"><text:span text:style-name="Strong_20_Emphasis"><text:span text:style-name="T141">This is a fillable PDF, no printing required.</text:span></text:span></text:p>
      <text:p text:style-name="P19"><text:span text:style-name="Strong_20_Emphasis"><text:span text:style-name="T141"/></text:span></text:p>
      <text:list xml:id="list608892408" text:style-name="L1">
        <text:list-item>
          <text:p text:style-name="P72"><text:span text:style-name="T115">Preparing to transfer</text:span><text:span text:style-name="T118"> (</text:span><text:span text:style-name="T120">only </text:span><text:span text:style-name="T121">if </text:span><text:span text:style-name="T122">o</text:span><text:span text:style-name="T123">n</text:span><text:span text:style-name="T118"> Windows </text:span><text:span text:style-name="T119">Desktop</text:span><text:span text:style-name="T118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4">Collect E-mail addresses and mail server addresses </text:span><text:span text:style-name="T145">per user</text:span><text:span text:style-name="T144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7">Install and start Google Chrome, import everything </text:span><text:span text:style-name="T112">per user</text:span><text:span text:style-name="T107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7">Install and start Mozilla Firefox, import everything </text:span><text:span text:style-name="T112">per user</text:span><text:span text:style-name="T107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09">Install and start Mozilla Thunderbird, import </text:span><text:span text:style-name="T113">per user</text:span><text:span text:style-name="T109"> from the </text:span><text:span text:style-name="T108">email program </text:span><text:span text:style-name="T111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37"><text:tab/>Email folders</text:span></text:span><text:span text:style-name="T14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37"><text:tab/></text:span></text:span><text:span text:style-name="T146">ad</text:span><text:span text:style-name="T147">d</text:span><text:span text:style-name="T146">res</text:span><text:span text:style-name="T147">s book</text:span><text:span text:style-name="T14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0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6">If importing fails, export everything in any way possible from the current </text:span><text:span text:style-name="T117">email program</text:span><text:span text:style-name="T116"> to be able to import the data later.</text:span></text:p>
          </table:table-cell>
        </table:table-row>
      </table:table>
      <text:p text:style-name="P24"/>
      <text:list xml:id="list92359498062569" text:continue-list="list608892408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3"> - </text:span></text:span><text:span text:style-name="Strong_20_Emphasis"><text:span text:style-name="T77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1">Boot menu/Setup via one of the </text:span><text:span text:style-name="T82">f</text:span><text:span text:style-name="T81">requently used keys:</text:span> Esc, Delete, F1, F2, <text:span text:style-name="T151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2">From a Live USB stick you can boot and work with </text:span><text:span text:style-name="T153">Linux</text:span><text:span text:style-name="Strong_20_Emphasis"><text:span text:style-name="T114"> </text:span></text:span><text:span text:style-name="T152">without modifying any files on the hard drive and also allows installation of </text:span><text:span text:style-name="T153">Linux</text:span><text:span text:style-name="Strong_20_Emphasis"><text:span text:style-name="T114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3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5">releases.ubuntu.com</text:span></text:span></text:a><text:span text:style-name="Strong_20_Emphasis"><text:span text:style-name="T83"> </text:span></text:span><text:span text:style-name="Strong_20_Emphasis"><text:span text:style-name="T86">o</text:span></text:span><text:span text:style-name="Strong_20_Emphasis"><text:span text:style-name="T89">r</text:span></text:span><text:span text:style-name="Strong_20_Emphasis"><text:span text:style-name="T84"> </text:span></text:span><text:a xlink:type="simple" xlink:href="https://www.debian.org/CD/live/" text:style-name="Internet_20_link" text:visited-style-name="Visited_20_Internet_20_Link"><text:span text:style-name="Strong_20_Emphasis"><text:span text:style-name="T154">debian.org/cd/live</text:span></text:span></text:a><text:span text:style-name="Strong_20_Emphasis"><text:span text:style-name="T85"> </text:span></text:span><text:span text:style-name="Strong_20_Emphasis"><text:span text:style-name="T87">(see also Checklist installation).</text:span></text:span><text:span text:style-name="Strong_20_Emphasis"><text:span text:style-name="T83"><text:line-break/></text:span></text:span><text:span text:style-name="Strong_20_Emphasis"><text:span text:style-name="T88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56">karelzimmer.nl</text:span></text:span></text:a><text:span text:style-name="Strong_20_Emphasis"><text:span text:style-name="T88">, under </text:span></text:span><text:span text:style-name="Strong_20_Emphasis"><text:span text:style-name="T90">Linux</text:span></text:span><text:span text:style-name="Strong_20_Emphasis"><text:span text:style-name="T88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6">t</text:span></text:span><text:span text:style-name="Strong_20_Emphasis"><text:span text:style-name="T105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/text:span></text:span><text:span text:style-name="Strong_20_Emphasis"><text:span text:style-name="T75">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9">&lt;</text:span></text:span><text:span text:style-name="Definition"><text:span text:style-name="T140">Username</text:span></text:span><text:span text:style-name="Definition"><text:span text:style-name="T139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92359513915426" text:continue-numbering="true" text:style-name="L1">
        <text:list-item>
          <text:p text:style-name="P71"><text:span text:style-name="Strong_20_Emphasis"><text:span text:style-name="T103">Install </text:span></text:span><text:span text:style-name="Strong_20_Emphasis"><text:span text:style-name="T104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70">Desktop: 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8">at </text:span></text:span><text:a xlink:type="simple" xlink:href="https://karelzimmer.nl/html/en/home.html" text:style-name="Internet_20_link" text:visited-style-name="Visited_20_Internet_20_Link"><text:span text:style-name="Strong_20_Emphasis"><text:span text:style-name="T157">karelzimmer.nl/en</text:span></text:span></text:a><text:span text:style-name="Strong_20_Emphasis"><text:span text:style-name="T88">, under</text:span></text:span> <text:span text:style-name="T158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8"><text:tab/></text:span></text:span></text:p>
      <text:list xml:id="list92358878451943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2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2"> 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31"/></text:span></text:p>
        </text:list-item>
      </text:list>
      <text:p text:style-name="P21"><text:span text:style-name="Strong_20_Emphasis"><text:span text:style-name="T128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28"><text:tab/></text:span></text:span><text:span text:style-name="Strong_20_Emphasis"><text:span text:style-name="T132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8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28"><text:tab/></text:span></text:span><text:span text:style-name="Strong_20_Emphasis"><text:span text:style-name="T130">Start Firefox and check the operation.</text:span></text:span></text:p>
      <text:p text:style-name="P21"><text:span text:style-name="Strong_20_Emphasis"><text:span text:style-name="T128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28"><text:tab/></text:span></text:span><text:span text:style-name="Strong_20_Emphasis"><text:span text:style-name="T129">Copy the </text:span></text:span><text:span text:style-name="Strong_20_Emphasis"><text:span text:style-name="T130">Thunderbird data </text:span></text:span><text:span text:style-name="Strong_20_Emphasis"><text:span text:style-name="T135">to</text:span></text:span><text:span text:style-name="Strong_20_Emphasis"><text:span text:style-name="T133"> ~/.thunderbird, </text:span></text:span><text:span text:style-name="Strong_20_Emphasis"><text:span text:style-name="T134">o</text:span></text:span><text:span text:style-name="Strong_20_Emphasis"><text:span text:style-name="T135">r</text:span></text:span><text:span text:style-name="Strong_20_Emphasis"><text:span text:style-name="T134"> </text:span></text:span><text:span text:style-name="Strong_20_Emphasis"><text:span text:style-name="T135">to</text:span></text:span><text:span text:style-name="Strong_20_Emphasis"><text:span text:style-name="T134"> </text:span></text:span><text:span text:style-name="Strong_20_Emphasis"><text:span text:style-name="T133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92358954152262" text:continue-numbering="true" text:style-name="L1">
        <text:list-header>
          <text:p text:style-name="P74"><text:span text:style-name="User_20_Entry"><text:span text:style-name="T92">f</text:span></text:span><text:span text:style-name="User_20_Entry"><text:span text:style-name="T93">ind </text:span></text:span><text:span text:style-name="User_20_Entry"><text:span text:style-name="T92">$HOME</text:span></text:span><text:span text:style-name="User_20_Entry"><text:span text:style-name="T93"> -</text:span></text:span><text:span text:style-name="User_20_Entry"><text:span text:style-name="T94">i</text:span></text:span><text:span text:style-name="User_20_Entry"><text:span text:style-name="T93">name </text:span></text:span><text:span text:style-name="User_20_Entry"><text:span text:style-name="T95">d</text:span></text:span><text:span text:style-name="User_20_Entry"><text:span text:style-name="T93">esktop.ini -</text:span></text:span><text:span text:style-name="User_20_Entry"><text:span text:style-name="T96">d</text:span></text:span><text:span text:style-name="User_20_Entry"><text:span text:style-name="T97">e</text:span></text:span><text:span text:style-name="User_20_Entry"><text:span text:style-name="T96">lete </text:span></text:span><text:span text:style-name="User_20_Entry"><text:span text:style-name="T98">-or </text:span></text:span><text:span text:style-name="User_20_Entry"><text:span text:style-name="T93">-</text:span></text:span><text:span text:style-name="User_20_Entry"><text:span text:style-name="T99">i</text:span></text:span><text:span text:style-name="User_20_Entry"><text:span text:style-name="T93">name </text:span></text:span><text:span text:style-name="User_20_Entry"><text:span text:style-name="T99">t</text:span></text:span><text:span text:style-name="User_20_Entry"><text:span text:style-name="T93">humbs.db -</text:span></text:span><text:span text:style-name="User_20_Entry"><text:span text:style-name="T96">delete -</text:span></text:span><text:span text:style-name="User_20_Entry"><text:span text:style-name="T98">or </text:span></text:span><text:span text:style-name="User_20_Entry"><text:span text:style-name="T93">-name '*.</text:span></text:span><text:span text:style-name="User_20_Entry"><text:span text:style-name="T100">lnk'</text:span></text:span><text:span text:style-name="User_20_Entry"><text:span text:style-name="T93"> -</text:span></text:span><text:span text:style-name="User_20_Entry"><text:span text:style-name="T96">delete -</text:span></text:span><text:span text:style-name="User_20_Entry"><text:span text:style-name="T101">or </text:span></text:span><text:span text:style-name="User_20_Entry"><text:span text:style-name="T93">-</text:span></text:span><text:span text:style-name="User_20_Entry"><text:span text:style-name="T94">i</text:span></text:span><text:span text:style-name="User_20_Entry"><text:span text:style-name="T93">name '*.</text:span></text:span><text:span text:style-name="User_20_Entry"><text:span text:style-name="T102">exe'</text:span></text:span><text:span text:style-name="User_20_Entry"><text:span text:style-name="T93"> -</text:span></text:span><text:span text:style-name="User_20_Entry"><text:span text:style-name="T96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3903329758" text:style-name="L2">
        <text:list-header>
          <text:p text:style-name="P75"><text:span text:style-name="Strong_20_Emphasis"><text:span text:style-name="T142"/></text:span></text:p>
          <text:p text:style-name="P76"><text:span text:style-name="Strong_20_Emphasis"><text:span text:style-name="T142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92358834059522" text:continue-numbering="true" text:style-name="L2">
        <text:list-header>
          <text:p text:style-name="P77"><text:span text:style-name="Emphasis"><text:span text:style-name="T160">Written</text:span></text:span><text:span text:style-name="Emphasis"><text:span text:style-name="T161"> </text:span></text:span><text:span text:style-name="Emphasis"><text:span text:style-name="T160">by</text:span></text:span><text:span text:style-name="Emphasis"><text:span text:style-name="T16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5">Karel Zimmer</text:span></text:span></text:a><text:span text:style-name="Emphasis"><text:span text:style-name="T162">.</text:span></text:span></text:p>
          <text:p text:style-name="P77"><text:span text:style-name="Emphasis"><text:span text:style-name="T162">C</text:span></text:span><text:span text:style-name="Emphasis"><text:span text:style-name="T163">C0</text:span></text:span><text:span text:style-name="Emphasis"><text:span text:style-name="T162"> 1.0 </text:span></text:span><text:span text:style-name="Emphasis"><text:span text:style-name="T164">Universal</text:span></text:span><text:span text:style-name="Emphasis"><text:span text:style-name="T159"> </text:span></text:span><text:span text:style-name="Emphasis"><text:span text:style-name="T15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159"><text:s/></text:span></text:span><text:span text:style-name="Emphasis"><text:span text:style-name="T15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159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49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49">e.g</text:span>. Jan <text:span text:style-name="T148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49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49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49">F</text:span>i netw<text:span text:style-name="T149">o</text:span>rk na<text:span text:style-name="T149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49">user</text:span>/<text:span text:style-name="T149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49">User</text:span>/<text:span text:style-name="T149">Seq </text:span><text:span text:style-name="T143">#</text:span></text:p>
          </table:table-cell>
          <table:table-cell table:style-name="Tabel2.A1" office:value-type="string">
            <text:p text:style-name="P54">Email nam<text:span text:style-name="T149">e</text:span></text:p>
          </table:table-cell>
          <table:table-cell table:style-name="Tabel2.A1" office:value-type="string">
            <text:p text:style-name="P54">Email ad<text:span text:style-name="T149">d</text:span>res<text:span text:style-name="T149">s</text:span></text:p>
          </table:table-cell>
          <table:table-cell table:style-name="Tabel2.A1" office:value-type="string">
            <text:p text:style-name="P62"><text:span text:style-name="T149">User </text:span>nam<text:span text:style-name="T149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49">example</text:span>.com)</text:p>
          </table:table-cell>
          <table:table-cell table:style-name="Tabel2.G1" office:value-type="string">
            <text:p text:style-name="P56">Outgoing mail server<text:line-break/>(smtp.<text:span text:style-name="T149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4-16T09:23:58.273475761">16/04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4-16T09:23:58.274795911">16/04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09:23:58.154148635</dc:date>
    <meta:print-date>2014-01-05T10:21:33.960023988</meta:print-date>
    <meta:keyword>Installatie</meta:keyword>
    <meta:keyword>Checklist</meta:keyword>
    <meta:keyword>Linux</meta:keyword>
    <meta:editing-cycles>2458</meta:editing-cycles>
    <meta:editing-duration>P5DT2H52M21S</meta:editing-duration>
    <meta:printed-by>Karel Zimmer</meta:printed-by>
    <dc:creator>Karel Zimmer</dc:creator>
    <meta:document-statistic meta:table-count="5" meta:image-count="2" meta:object-count="0" meta:page-count="4" meta:paragraph-count="157" meta:word-count="592" meta:character-count="4093" meta:non-whitespace-character-count="3368"/>
    <meta:user-defined meta:name="Info 1"/>
    <meta:user-defined meta:name="Info 2"/>
    <meta:user-defined meta:name="Info 3"/>
    <meta:user-defined meta:name="Info 4"/>
  </office:meta>
</office:document-meta>
</file>